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svg:stroke-color="#000000" draw:marker-start-width="0.252cm" draw:marker-end-width="0.252cm" draw:fill-color="#ffff99" draw:textarea-horizontal-align="justify" draw:textarea-vertical-align="middle" draw:auto-grow-height="false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top" draw:auto-grow-height="false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bottom" draw:auto-grow-height="false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top" draw:auto-grow-height="false" fo:padding-top="0.142cm" fo:padding-bottom="0.142cm" fo:padding-left="0.267cm" fo:padding-right="0.267cm"/>
    </style:style>
    <style:style style:name="gr6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top" draw:auto-grow-height="false" fo:padding-top="0.142cm" fo:padding-bottom="0.142cm" fo:padding-left="0.267cm" fo:padding-right="0.267cm"/>
    </style:style>
    <style:style style:name="gr7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auto-grow-height="true" draw:auto-grow-width="false" fo:max-height="0cm" fo:min-height="0cm"/>
    </style:style>
    <style:style style:name="gr9" style:family="graphic" style:parent-style-name="Object_20_with_20_no_20_fill_20_and_20_no_20_line">
      <style:graphic-properties draw:textarea-vertical-align="middle" draw:ole-draw-aspect="1"/>
    </style:style>
    <style:style style:name="gr10" style:family="graphic" style:parent-style-name="Object_20_with_20_no_20_fill_20_and_20_no_20_line">
      <style:graphic-properties svg:stroke-width="0.035cm" draw:marker-start-width="0.252cm" draw:marker-end-width="0.252cm" draw:textarea-vertical-align="middle" draw:ole-draw-aspect="1"/>
    </style:style>
    <style:style style:name="gr11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000000" draw:marker-start-width="0.252cm" draw:marker-end-width="0.252cm" draw:fill-color="#b2b2b2" draw:textarea-horizontal-align="justify" draw:textarea-vertical-align="middle" draw:auto-grow-height="false" fo:padding-top="0.142cm" fo:padding-bottom="0.142cm" fo:padding-left="0.267cm" fo:padding-right="0.267cm"/>
    </style:style>
    <style:style style:name="gr13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font-size="16pt" style:font-size-asian="16pt" style:font-size-complex="16pt"/>
    </style:style>
    <style:style style:name="P3" style:family="paragraph">
      <style:paragraph-properties fo:text-align="center"/>
    </style:style>
    <style:style style:name="P4" style:family="paragraph">
      <style:text-properties fo:text-shadow="1pt 1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16pt" style:font-size-asian="16pt" style:font-size-complex="16pt"/>
    </style:style>
    <style:style style:name="P7" style:family="paragraph">
      <style:paragraph-properties fo:text-align="center"/>
      <style:text-properties fo:text-shadow="1pt 1pt"/>
    </style:style>
    <style:style style:name="P8" style:family="paragraph">
      <style:text-properties fo:font-size="13pt" style:font-size-asian="13pt" style:font-size-complex="13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text-shadow="1pt 1pt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7.547cm" svg:height="1.016cm" svg:x="9.217cm" svg:y="5.389cm">
          <text:p text:style-name="P1"><text:span text:style-name="T1">&lt;task1, 2cpu, 1gb, ...&gt; <text:s text:c="2"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6.858cm" svg:height="3.302cm" svg:x="2.008cm" svg:y="0.924cm">
          <text:p text:style-name="P3">Framework 1 (R=3)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096cm" svg:height="2.032cm" svg:x="2.362cm" svg:y="1.94cm">
          <text:p text:style-name="P3">Hadoop application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048cm" svg:height="1.016cm" svg:x="2.362cm" svg:y="1.94cm">
          <text:p text:style-name="P3">task 1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048cm" svg:height="1.016cm" svg:x="5.41cm" svg:y="1.94cm">
          <text:p text:style-name="P3">task 2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588cm" svg:height="3.212cm" svg:x="0.708cm" svg:y="13.654cm">
          <text:p text:style-name="P3">Slave 1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5.08cm" svg:height="1.981cm" svg:x="0.962cm" svg:y="14.67cm">
          <text:p text:style-name="P3">Executor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788cm" svg:height="0.857cm" svg:x="1.467cm" svg:y="15.581cm">
          <text:p text:style-name="P3">task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788cm" svg:height="0.857cm" svg:x="3.755cm" svg:y="15.581cm">
          <text:p text:style-name="P3">task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588cm" svg:height="3.212cm" svg:x="7.608cm" svg:y="13.654cm">
          <text:p text:style-name="P3">Slave 2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5.08cm" svg:height="1.981cm" svg:x="7.862cm" svg:y="14.67cm">
          <text:p text:style-name="P3">Executor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788cm" svg:height="0.857cm" svg:x="8.367cm" svg:y="15.581cm">
          <text:p text:style-name="P3">task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788cm" svg:height="0.857cm" svg:x="10.655cm" svg:y="15.581cm">
          <text:p text:style-name="P3">task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588cm" svg:height="3.212cm" svg:x="14.532cm" svg:y="13.654cm">
          <text:p text:style-name="P3">Slave 3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5.08cm" svg:height="1.981cm" svg:x="14.786cm" svg:y="14.67cm">
          <text:p text:style-name="P3">Executor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788cm" svg:height="0.857cm" svg:x="15.291cm" svg:y="15.581cm">
          <text:p text:style-name="P3">task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788cm" svg:height="0.857cm" svg:x="17.579cm" svg:y="15.581cm">
          <text:p text:style-name="P3">task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588cm" svg:height="3.212cm" svg:x="21.908cm" svg:y="13.654cm">
          <text:p text:style-name="P3">Slave N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5.08cm" svg:height="1.981cm" svg:x="22.162cm" svg:y="14.67cm">
          <text:p text:style-name="P3">Executor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788cm" svg:height="0.857cm" svg:x="22.567cm" svg:y="15.581cm">
          <text:p text:style-name="P3">task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788cm" svg:height="0.857cm" svg:x="24.955cm" svg:y="15.581cm">
          <text:p text:style-name="P3">task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858cm" svg:height="3.302cm" svg:x="10.708cm" svg:y="0.924cm">
          <text:p text:style-name="P3">Framework 2 (R=1)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096cm" svg:height="2.032cm" svg:x="11.062cm" svg:y="1.94cm">
          <text:p text:style-name="P3">MPI application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048cm" svg:height="1.016cm" svg:x="11.062cm" svg:y="1.94cm">
          <text:p text:style-name="P3">task 1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048cm" svg:height="1.016cm" svg:x="14.11cm" svg:y="1.94cm">
          <text:p text:style-name="P3">task 2</text:p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1.812cm" svg:height="0.962cm" svg:x="20.496cm" svg:y="14.564cm">
          <draw:text-box>
            <text:p><text:span text:style-name="T2">…</text:span></text:p>
          </draw:text-box>
        </draw:frame>
        <draw:custom-shape draw:style-name="gr1" draw:text-style-name="P6" draw:layer="layout" svg:width="5.719cm" svg:height="1.016cm" svg:x="0.262cm" svg:y="11.289cm">
          <text:p text:style-name="P5"><text:span text:style-name="T1"><text:s text:c="3"/></text:span><text:span text:style-name="T1">&lt;4cpu, 4gb, ...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7.884cm" svg:height="1.016cm" svg:x="8.118cm" svg:y="11.29cm">
          <text:p text:style-name="P1"><text:span text:style-name="T1">&lt;task1, 2cpu, 1gb, ...&gt; <text:s text:c="4"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3" draw:layer="layout" svg:width="1.999cm" svg:height="0.999cm" svg:x="13.028cm" svg:y="9.909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0" draw:text-style-name="P3" draw:layer="layout" svg:width="0.2cm" svg:height="0.474cm" svg:x="7.028cm" svg:y="9.909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1" draw:text-style-name="P2" draw:layer="layout" svg:width="7.805cm" svg:height="1.016cm" svg:x="19.119cm" svg:y="11.291cm">
          <text:p text:style-name="P1"><text:span text:style-name="T1">&lt;task1, 2cpu, 1gb, ...&gt; <text:s text:c="2"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layer="layout" svg:width="2.794cm" svg:height="0.962cm" svg:x="9.438cm" svg:y="7.828cm">
          <draw:text-box>
            <text:p>...</text:p>
          </draw:text-box>
        </draw:frame>
        <draw:custom-shape draw:style-name="gr11" draw:text-style-name="P1" draw:layer="layout" svg:width="8.434cm" svg:height="2.57cm" svg:x="6.858cm" svg:y="7.236cm">
          <text:p text:style-name="P1"><text:s text:c="3"/>Leader <text:s text:c="3"/></text:p>
          <text:p text:style-name="P1">Controller <text:s text:c="2"/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416cm" svg:height="1.808cm" svg:x="8.02cm" svg:y="7.59cm">
          <text:p text:style-name="P3">Allocation</text:p>
          <text:p text:style-name="P3">scheme</text:p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0.2cm" svg:height="0.474cm" svg:x="13.628cm" svg:y="9.909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8" draw:layer="layout" svg:width="2.794cm" svg:height="0.962cm" svg:x="19.538cm" svg:y="7.828cm">
          <draw:text-box>
            <text:p>...</text:p>
          </draw:text-box>
        </draw:frame>
        <draw:custom-shape draw:style-name="gr11" draw:text-style-name="P3" draw:layer="layout" svg:width="8.434cm" svg:height="2.57cm" svg:x="16.958cm" svg:y="7.236cm">
          <text:p text:style-name="P3"><text:s text:c="32"/>Backup <text:s text:c="5"/></text:p>
          <text:p text:style-name="P3"><text:s text:c="26"/>Controller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416cm" svg:height="1.808cm" svg:x="18.12cm" svg:y="7.59cm">
          <text:p text:style-name="P3">Allocation</text:p>
          <text:p text:style-name="P3">scheme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3.302cm" svg:height="0.508cm" svg:x="14.478cm" svg:y="8.28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13" draw:text-style-name="P3" draw:layer="layout" svg:x1="21.082cm" svg:y1="9.806cm" svg:x2="17.018cm" svg:y2="13.654cm">
          <text:p/>
        </draw:line>
        <draw:custom-shape draw:style-name="gr1" draw:text-style-name="P7" draw:layer="layout" svg:width="1.27cm" svg:height="1.27cm" svg:x="18.404cm" svg:y="11.156cm">
          <text:p text:style-name="P3"><text:span text:style-name="T2">S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1.98cm" svg:height="0.763cm" svg:x="15.192cm" svg:y="7.62cm">
          <draw:text-box>
            <text:p><text:span text:style-name="T3">APUS</text:span></text:p>
          </draw:text-box>
        </draw:frame>
        <draw:line draw:style-name="gr13" draw:text-style-name="P3" draw:layer="layout" svg:x1="9.906cm" svg:y1="9.806cm" svg:x2="5.842cm" svg:y2="13.654cm">
          <text:p/>
        </draw:line>
        <draw:line draw:style-name="gr13" draw:text-style-name="P3" draw:layer="layout" svg:x1="4.318cm" svg:y1="13.654cm" svg:x2="8.404cm" svg:y2="9.833cm">
          <text:p/>
        </draw:line>
        <draw:custom-shape draw:style-name="gr1" draw:text-style-name="P7" draw:layer="layout" svg:width="1.27cm" svg:height="1.27cm" svg:x="7.403cm" svg:y="11.155cm">
          <text:p text:style-name="P3"><text:span text:style-name="T2">S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7" draw:layer="layout" svg:width="1.27cm" svg:height="1.27cm" svg:x="5.502cm" svg:y="11.154cm">
          <text:p text:style-name="P3"><text:span text:style-name="T2">S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layer="layout" svg:width="2.032cm" svg:height="0.962cm" svg:x="25.854cm" svg:y="7.982cm">
          <draw:text-box>
            <text:p>...</text:p>
          </draw:text-box>
        </draw:frame>
        <draw:line draw:style-name="gr13" draw:text-style-name="P3" draw:layer="layout" svg:x1="7.918cm" svg:y1="4.226cm" svg:x2="10.204cm" svg:y2="7.59cm">
          <text:p/>
        </draw:line>
        <draw:line draw:style-name="gr13" draw:text-style-name="P3" draw:layer="layout" svg:x1="9.004cm" svg:y1="7.59cm" svg:x2="6.718cm" svg:y2="4.226cm">
          <text:p/>
        </draw:line>
        <draw:custom-shape draw:style-name="gr1" draw:text-style-name="P7" draw:layer="layout" svg:width="1.27cm" svg:height="1.27cm" svg:x="8.482cm" svg:y="5.286cm">
          <text:p text:style-name="P3"><text:span text:style-name="T2">S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7.228cm" svg:height="1.016cm" svg:x="0.254cm" svg:y="5.39cm">
          <text:p text:style-name="P5"><text:span text:style-name="T1">&lt;12cpu / R, 12gb / R, ...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7" draw:layer="layout" svg:width="1.27cm" svg:height="1.27cm" svg:x="7.081cm" svg:y="5.285cm">
          <text:p text:style-name="P3"><text:span text:style-name="T2">S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H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1T18:56:18.086465240</meta:creation-date>
    <dc:date>2016-11-15T19:11:22.725001923</dc:date>
    <meta:editing-duration>PT2H17M15S</meta:editing-duration>
    <meta:editing-cycles>78</meta:editing-cycles>
    <meta:generator>LibreOffice/4.2.8.2$Linux_X86_64 LibreOffice_project/420m0$Build-2</meta:generator>
    <meta:document-statistic meta:object-count="75"/>
  </office:meta>
</office:document-meta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